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31.86pt"/>
    </style:style>
    <style:style style:name="co3" style:family="table-column">
      <style:table-column-properties fo:break-before="auto" style:column-width="64.29pt"/>
    </style:style>
    <style:style style:name="co4" style:family="table-column">
      <style:table-column-properties fo:break-before="auto" style:column-width="45.01pt"/>
    </style:style>
    <style:style style:name="co5" style:family="table-column">
      <style:table-column-properties fo:break-before="auto" style:column-width="99.04pt"/>
    </style:style>
    <style:style style:name="co6" style:family="table-column">
      <style:table-column-properties fo:break-before="auto" style:column-width="98.25pt"/>
    </style:style>
    <style:style style:name="co7" style:family="table-column">
      <style:table-column-properties fo:break-before="auto" style:column-width="81.3pt"/>
    </style:style>
    <style:style style:name="co8" style:family="table-column">
      <style:table-column-properties fo:break-before="auto" style:column-width="89.01pt"/>
    </style:style>
    <style:style style:name="co9" style:family="table-column">
      <style:table-column-properties fo:break-before="auto" style:column-width="55.81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200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per_slate_chart_compare_16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2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row table:style-name="ro1">
          <table:table-cell/>
          <table:table-cell table:style-name="ce3" office:value-type="string" calcext:value-type="string">
            <text:p>Slate</text:p>
          </table:table-cell>
          <table:table-cell office:value-type="string" calcext:value-type="string">
            <text:p>Model Letter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Separation_Scheme</text:p>
          </table:table-cell>
          <table:table-cell office:value-type="string" calcext:value-type="string">
            <text:p>Mean Metric</text:p>
          </table:table-cell>
          <table:table-cell office:value-type="string" calcext:value-type="string">
            <text:p>Best Metric</text:p>
          </table:table-cell>
          <table:table-cell office:value-type="string" calcext:value-type="string">
            <text:p>Best Input Days</text:p>
          </table:table-cell>
          <table:table-cell office:value-type="string" calcext:value-type="string">
            <text:p>Best Output Days</text:p>
          </table:table-cell>
          <table:table-cell office:value-type="string" calcext:value-type="string">
            <text:p>Best Bas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01516588164183" calcext:value-type="float">
            <text:p>0.01516588164183</text:p>
          </table:table-cell>
          <table:table-cell office:value-type="float" office:value="0.0124157350510359" calcext:value-type="float">
            <text:p>0.012415735051036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153141995892671" calcext:value-type="float">
            <text:p>0.015314199589267</text:p>
          </table:table-cell>
          <table:table-cell office:value-type="float" office:value="0.0126721984172088" calcext:value-type="float">
            <text:p>0.012672198417209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155424596021395" calcext:value-type="float">
            <text:p>0.01554245960214</text:p>
          </table:table-cell>
          <table:table-cell office:value-type="float" office:value="0.0130222619524555" calcext:value-type="float">
            <text:p>0.013022261952456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157661377136674" calcext:value-type="float">
            <text:p>0.015766137713667</text:p>
          </table:table-cell>
          <table:table-cell office:value-type="float" office:value="0.013347835370237" calcext:value-type="float">
            <text:p>0.013347835370237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158689306076747" calcext:value-type="float">
            <text:p>0.015868930607675</text:p>
          </table:table-cell>
          <table:table-cell office:value-type="float" office:value="0.0132416138129139" calcext:value-type="float">
            <text:p>0.013241613812914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156402148616811" calcext:value-type="float">
            <text:p>0.015640214861681</text:p>
          </table:table-cell>
          <table:table-cell office:value-type="float" office:value="0.0124861998483539" calcext:value-type="float">
            <text:p>0.012486199848354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J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158956939767841" calcext:value-type="float">
            <text:p>0.015895693976784</text:p>
          </table:table-cell>
          <table:table-cell office:value-type="float" office:value="0.0132596816101143" calcext:value-type="float">
            <text:p>0.013259681610114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155701937990937" calcext:value-type="float">
            <text:p>0.015570193799094</text:p>
          </table:table-cell>
          <table:table-cell office:value-type="float" office:value="0.01298208807653" calcext:value-type="float">
            <text:p>0.01298208807653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153175368128965" calcext:value-type="float">
            <text:p>0.015317536812897</text:p>
          </table:table-cell>
          <table:table-cell table:style-name="ce5" office:value-type="float" office:value="0.0123422220349312" calcext:value-type="float">
            <text:p>0.01234222203493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Q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157265695748833" calcext:value-type="float">
            <text:p>0.015726569574883</text:p>
          </table:table-cell>
          <table:table-cell office:value-type="float" office:value="0.0132041002343003" calcext:value-type="float">
            <text:p>0.0132041002343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155374520303061" calcext:value-type="float">
            <text:p>0.015537452030306</text:p>
          </table:table-cell>
          <table:table-cell office:value-type="float" office:value="0.0123592680320144" calcext:value-type="float">
            <text:p>0.012359268032014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015862365953804" calcext:value-type="float">
            <text:p>0.015862365953804</text:p>
          </table:table-cell>
          <table:table-cell office:value-type="float" office:value="0.0132655449273983" calcext:value-type="float">
            <text:p>0.013265544927398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154112146701664" calcext:value-type="float">
            <text:p>0.015411214670166</text:p>
          </table:table-cell>
          <table:table-cell office:value-type="float" office:value="0.0125997299328446" calcext:value-type="float">
            <text:p>0.012599729932845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0.0151574256209036" calcext:value-type="float">
            <text:p>0.015157425620904</text:p>
          </table:table-cell>
          <table:table-cell office:value-type="float" office:value="0.0124120684340596" calcext:value-type="float">
            <text:p>0.01241206843406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0157866653032115" calcext:value-type="float">
            <text:p>0.015786665303212</text:p>
          </table:table-cell>
          <table:table-cell office:value-type="float" office:value="0.0133434532089916" calcext:value-type="float">
            <text:p>0.013343453208992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B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152798107204338" calcext:value-type="float">
            <text:p>0.015279810720434</text:p>
          </table:table-cell>
          <table:table-cell office:value-type="float" office:value="0.0125316027551889" calcext:value-type="float">
            <text:p>0.012531602755189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0155491246065746" calcext:value-type="float">
            <text:p>0.015549124606575</text:p>
          </table:table-cell>
          <table:table-cell office:value-type="float" office:value="0.012543129734695" calcext:value-type="float">
            <text:p>0.012543129734695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</table:table-row>
        <table:table-row table:style-name="ro1" table:number-rows-repeated="2">
          <table:table-cell/>
          <table:table-cell table:style-name="Default" table:number-columns-repeated="9"/>
        </table:table-row>
        <table:table-row table:style-name="ro1">
          <table:table-cell/>
          <table:table-cell table:style-name="Default" table:number-columns-repeated="4"/>
          <table:table-cell table:style-name="Default" table:formula="of:=MIN([.F2:.F18])" office:value-type="float" office:value="0.0151574256209036" calcext:value-type="float">
            <text:p>0.015157425620904</text:p>
          </table:table-cell>
          <table:table-cell table:style-name="Default" table:formula="of:=MIN([.G2:.G18])" office:value-type="float" office:value="0.0123422220349312" calcext:value-type="float">
            <text:p>0.012342222034931</text:p>
          </table:table-cell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0">00/00/0000</text:date>, <text:time style:data-style-name="N2" text:time-value="14:26:43.6639088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9-20T14:27:39.672737594</dc:date>
    <meta:editing-duration>PT2M58S</meta:editing-duration>
    <meta:editing-cycles>4</meta:editing-cycles>
    <meta:generator>LibreOffice/6.0.7.3$Linux_X86_64 LibreOffice_project/00m0$Build-3</meta:generator>
    <meta:document-statistic meta:table-count="1" meta:cell-count="181" meta:object-count="0"/>
  </office:meta>
</office:document-meta>
</file>